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4" style:family="paragraph" style:parent-style-name="Text_20_body">
      <style:paragraph-properties fo:margin-top="0cm" fo:margin-bottom="0cm"/>
      <style:text-properties fo:color="#000000"/>
    </style:style>
    <style:style style:name="P5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6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7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8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9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1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14" style:family="paragraph" style:parent-style-name="Text_20_body">
      <style:text-properties fo:color="#ff0000"/>
    </style:style>
    <style:style style:name="P15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/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/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/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/>
      <text:h text:style-name="Heading_20_1" text:outline-level="1">Interpretación de comandos:</text:h>
      <text:p text:style-name="Text_20_body">se realiza a dos niveles: </text:p>
      <text:list xml:id="list32274874" text:style-name="L1">
        <text:list-item>
          <text:p text:style-name="P15">Comprobación general y extracción de parámetros y métodos</text:p>
        </text:list-item>
        <text:list-item>
          <text:p text:style-name="P15">Comprobación de tipos recibidos particular de cada método.</text:p>
        </text:list-item>
      </text:list>
      <text:p text:style-name="Text_20_body"/>
      <text:h text:style-name="Heading_20_2" text:outline-level="2">Parser general: XML_method_params</text:h>
      <text:p text:style-name="Text_20_body"/>
      <text:p text:style-name="Text_20_body"><text:soft-page-break/>Este vi se encarga de inspeccionar la petición en XML y de sacar el método y los parámetros independientes del contexto (todos excepto Array y Struct que necesitan saber el tipo de array de destino.</text:p>
      <text:p text:style-name="Text_20_body"/>
      <text:p text:style-name="Text_20_body">Admite como entrada el mensaje en XML y devuelve el método (un tipo enumerado con los métodos admitidos) un vector de tipos (enumerado con la descripción de los tipos) y un array de variants con los valores.</text:p>
      <text:p text:style-name="Text_20_body"/>
      <text:p text:style-name="Text_20_body">En el caso de los arrays y structs los valores del variant están sin procesar.</text:p>
      <text:p text:style-name="Text_20_body">El mecanismo de funcionamiento <text:s/>consiste en varios pasos que se ejecutan solamente si el descriptor de error está vacío (no hay error en los pasos anteriores) de acuerdo a la siguiente secuencia:</text:p>
      <text:p text:style-name="Text_20_body"/>
      <text:h text:style-name="Heading_20_3" text:outline-level="3">1) Saca la cabecera.</text:h>
      <text:p text:style-name="Standard">Si hay algún problema se devuelve el error:</text:p>
      <text:p text:style-name="Text_20_body">[901]: Header not found at the beginning of the XML, or or ill formed</text:p>
      <text:p text:style-name="Text_20_body"/>
      <text:h text:style-name="Heading_20_3" text:outline-level="3">2) Comprueba la sintaxis del cuerpo.</text:h>
      <text:p text:style-name="Text_20_body">Si una etiqueta está vacía o no se cierra devuelve</text:p>
      <text:p text:style-name="Text_20_body">[902]: Bad formed tag in</text:p>
      <text:p text:style-name="P14"><text:s/>...</text:p>
      <text:p text:style-name="Text_20_body">Si hay texto que no está encerrado en etiquetas devuelve el error:</text:p>
      <text:p text:style-name="Text_20_body">[903]: Text not enclosed into tags: <text:span text:style-name="T2">...</text:span></text:p>
      <text:p text:style-name="Text_20_body"/>
      <text:p text:style-name="Text_20_body">Si una etiqueta de cierre no cierra a la anterior devuelve</text:p>
      <text:p text:style-name="Text_20_body">[904]: Error: trying to close “<text:span text:style-name="T2">tag1”</text:span> whith “<text:span text:style-name="T2">tag2”</text:span>.</text:p>
      <text:p text:style-name="Text_20_body"/>
      <text:p text:style-name="Text_20_body">Si después del análisis quedan etiquetas sin cerrar devuelve</text:p>
      <text:p text:style-name="Text_20_body">[905]: Error, tag “<text:span text:style-name="T2">tag</text:span>” never closed.</text:p>
      <text:p text:style-name="Text_20_body"/>
      <text:p text:style-name="Text_20_body"/>
      <text:p text:style-name="Text_20_body">Si las etiquetas no se cierran con el descriptor correcto:</text:p>
      <text:p text:style-name="Text_20_body"/>
      <text:p text:style-name="Text_20_body"/>
      <text:p text:style-name="Text_20_body"/>
      <text:p text:style-name="Text_20_body">[902]:”Error getting method name”: pues eso, un error leyendo el nombre del método</text:p>
      <text:p text:style-name="Text_20_body"/>
      <text:p text:style-name="Text_20_body"><text:soft-page-break/>[903]”Unknown data type: <text:span text:style-name="T2">type</text:span>” se produce al encontrar un argumento de un tipo no reconocido en XML-RPC indica textualmente el tipo recibido.</text:p>
      <text:p text:style-name="Text_20_body">[904]”Unknown Method: <text:span text:style-name="T2">mehod name</text:span>” se produce al encontrar nombre de método no reconocido por JIL. Indica textualmente el nombre recibido.</text:p>
      <text:p text:style-name="Text_20_body"/>
      <text:h text:style-name="Heading_20_2" text:outline-level="2">Comprobaciones particulares:</text:h>
      <text:h text:style-name="Heading_20_1" text:outline-level="1">Modificaciones en JIl:</text:h>
      <text:p text:style-name="Text_20_body"/>
      <text:p text:style-name="Text_20_body">Se rescribe JiL Por completo aprovechando las ideas y el código ya existente.</text:p>
      <text:p text:style-name="Text_20_body"/>
      <text:h text:style-name="Heading_20_1" text:outline-level="1">Métodos del protocolo:</text:h>
      <text:p text:style-name="Text_20_body"/>
      <text:h text:style-name="Heading_20_2" text:outline-level="2">Connect()</text:h>
      <text:p text:style-name="Text_20_body"/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5">&lt;?xml version="1.0"?&gt;</text:p>
      <text:p text:style-name="P5">&lt;methodCall&gt;</text:p>
      <text:p text:style-name="P5"><text:tab/>&lt;methodName&gt;jil.connect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<text:tab/>&lt;params&gt;</text:p>
      <text:p text:style-name="P4"><text:span text:style-name="T4"><text:tab/><text:tab/>&lt;param&gt;</text:span></text:p>
      <text:p text:style-name="P12"><text:span text:style-name="T6"><text:tab/><text:tab/><text:tab/>&lt;value&gt;&lt;string&gt;</text:span><text:span text:style-name="T3">version</text:span><text:span text:style-name="T6">&lt;/string&gt;&lt;/value&gt;</text:span></text:p>
      <text:p text:style-name="P4"><text:span text:style-name="T4"><text:tab/><text:tab/>&lt;/param&gt;</text:span></text:p>
      <text:p text:style-name="P4"><text:span text:style-name="T4"><text:tab/><text:tab/>&lt;param&gt;</text:span></text:p>
      <text:p text:style-name="P12"><text:span text:style-name="T6"><text:tab/><text:tab/><text:tab/>&lt;value&gt;&lt;i4&gt;</text:span><text:span text:style-name="T3">SesionID</text:span><text:span text:style-name="T6">&lt;/i4&gt;&lt;/value&gt;</text:span></text:p>
      <text:p text:style-name="P4"><text:span text:style-name="T4"><text:tab/><text:tab/>&lt;/param&gt;</text:span></text:p>
      <text:p text:style-name="P5"><text:tab/>&lt;/params&gt;</text:p>
      <text:p text:style-name="P5">&lt;/methodResponse&gt;</text:p>
      <text:p text:style-name="Text_20_body"/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<text:soft-page-break/> </text:p>
      <text:h text:style-name="Heading_20_2" text:outline-level="2">Authenticate()</text:h>
      <text:p text:style-name="Text_20_body"/>
      <text:p text:style-name="Text_20_body">Se usa un usuario y una contraseña. El usuario y la contraseña no se envían en texto plano, se concatenan con el identificador y se aplica MD5, esto se envía al servidor para que lo compruebe y si concuerda con algún usuario autorizado se pasa al estado Authenticated.</text:p>
      <text:h text:style-name="Heading_20_2" text:outline-level="2">OpenVI()</text:h>
      <text:p text:style-name="Text_20_body"/>
      <text:p text:style-name="Text_20_body">Se envía la ruta del Vi que hay que abrir. Sólo funciona en estado Authenticado y si tiene éxito pasa al estado Opened. Devuelve un array de estructuras con la descripción de los controles e indicadores, cada elemento del array tiene un string “nombre” y un string control_imdicador que puede valer “control” o “identificador” y un string tipo que indica el tipo de dato (int double booleano...)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<text:tab/>&lt;methodName&gt;jil.openVI&lt;/methodName&gt;</text:p>
      <text:p text:style-name="P5"><text:tab/>&lt;params&gt;</text:p>
      <text:p text:style-name="P5"><text:tab/><text:tab/>&lt;param&gt;&lt;value&gt;&lt;string&gt;vi_path&lt;string&gt;&lt;/value&gt;&lt;/param&gt;</text:p>
      <text:p text:style-name="P5"><text:tab/>&lt;/params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4">&lt;param&gt;</text:span></text:p>
      <text:p text:style-name="P5"><text:tab/>&lt;array&gt;</text:p>
      <text:p text:style-name="P5"><text:tab/>&lt;value&gt;&lt;struct&gt;</text:p>
      <text:p text:style-name="P5"><text:s/><text:tab/> <text:s text:c="2"/>&lt;member&gt;</text:p>
      <text:p text:style-name="P5"><text:tab/><text:tab/>&lt;name&gt;nombre&lt;/name&gt;</text:p>
      <text:p text:style-name="P4"><text:span text:style-name="T4"><text:tab/><text:tab/>&lt;value&gt;&lt;string&gt;</text:span><text:span text:style-name="T3">nombre</text:span><text:span text:style-name="T4">&lt;/string&gt;&lt;/value&gt;</text:span></text:p>
      <text:p text:style-name="P5"><text:tab/> <text:s text:c="2"/>&lt;member&gt;</text:p>
      <text:p text:style-name="P5"><text:s/><text:tab/> <text:s text:c="2"/>&lt;member&gt;</text:p>
      <text:p text:style-name="P5"><text:tab/><text:tab/>&lt;name&gt;control_indicador&lt;/name&gt;</text:p>
      <text:p text:style-name="P4"><text:span text:style-name="T4"><text:tab/><text:tab/>&lt;value&gt;&lt;string&gt;</text:span><text:span text:style-name="T3">”control” o “indicador”</text:span><text:span text:style-name="T4">&lt;/string&gt;&lt;/string&gt;</text:span></text:p>
      <text:p text:style-name="P5"><text:tab/> <text:s text:c="2"/>&lt;member&gt;</text:p>
      <text:p text:style-name="P5"><text:s/><text:tab/> <text:s text:c="2"/>&lt;member&gt;</text:p>
      <text:p text:style-name="P5"><text:tab/><text:tab/>&lt;name&gt;tipo de datos&lt;/name&gt;</text:p>
      <text:p text:style-name="P4"><text:span text:style-name="T4"><text:tab/><text:tab/>&lt;value&gt;&lt;string&gt;</text:span><text:span text:style-name="T3">nombre</text:span><text:span text:style-name="T4">&lt;/string&gt;&lt;/value&gt;</text:span></text:p>
      <text:p text:style-name="P5"><text:tab/> <text:s text:c="2"/>&lt;member&gt;</text:p>
      <text:p text:style-name="P5"><text:s text:c="6"/>&lt;struct&gt;&lt;/value&gt;</text:p>
      <text:p text:style-name="P5"><text:tab/>&lt;/array&gt;</text:p>
      <text:p text:style-name="P5"><text:s text:c="3"/>&lt;/param&gt;</text:p>
      <text:p text:style-name="P5">&lt;/params&gt;</text:p>
      <text:p text:style-name="Text_20_body"><text:span text:style-name="T6">&lt;/methodResponse&gt;</text:span></text:p>
      <text:h text:style-name="Heading_20_2" text:outline-level="2"><text:span text:style-name="T7">RunVI()</text:span></text:h>
      <text:p text:style-name="Text_20_body"><text:span text:style-name="T7"/></text:p>
      <text:p text:style-name="Text_20_body"><text:soft-page-break/>Sólo funciona en el estado Opened. Devuelve un ACK.</text:p>
      <text:h text:style-name="Heading_20_2" text:outline-level="2">StopVI()</text:h>
      <text:p text:style-name="Text_20_body"/>
      <text:p text:style-name="Text_20_body">Pasa al estado Opened y para el Vi.</text:p>
      <text:h text:style-name="Heading_20_2" text:outline-level="2">CloseVI()</text:h>
      <text:p text:style-name="Text_20_body"/>
      <text:p text:style-name="Text_20_body">Pasa al estado Authenticated y cierra el Vi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&lt;methodName&gt;jil.closeVI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4">&lt;param&gt;</text:span></text:p>
      <text:p text:style-name="P5"><text:tab/>&lt;value&gt;&lt;string&gt;OK&lt;/string&gt;&lt;/value&gt;</text:p>
      <text:p text:style-name="P5"><text:s text:c="3"/>&lt;/param&gt;</text:p>
      <text:p text:style-name="P5">&lt;/params&gt;</text:p>
      <text:p text:style-name="Text_20_body"><text:span text:style-name="T6">&lt;/methodResponse&gt;</text:span></text:p>
      <text:h text:style-name="Heading_20_2" text:outline-level="2">Disconect()</text:h>
      <text:p text:style-name="Text_20_body"/>
      <text:p text:style-name="Text_20_body">Cierra el parser, devuelve un mensaje de despedida y pasa al estado Exit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&lt;methodName&gt;jil.disconnect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4">&lt;param&gt;</text:span></text:p>
      <text:p text:style-name="P5"><text:tab/>&lt;value&gt;&lt;string&gt;bye bye!&lt;/string&gt;&lt;/value&gt;</text:p>
      <text:p text:style-name="P5"><text:s text:c="3"/>&lt;/param&gt;</text:p>
      <text:p text:style-name="P5">&lt;/params&gt;</text:p>
      <text:p text:style-name="Text_20_body"><text:span text:style-name="T6">&lt;/methodResponse&gt;</text:span></text:p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Fallos: Error2XML.vi</text:h>
      <text:p text:style-name="Text_20_body"/>
      <text:p text:style-name="Standard">Si un método no funciona se devuelve un mensaje de error descriptivo usando la especificación del protocolo XML-RPC. Para ello se crea el vi Error2XML. Dicho vi admite el <text:s/>identificador de fallo (numérico) y un descriptor de fallo legible y genera el siguiente mensaje de respuesta:</text:p>
      <text:p text:style-name="Text_20_body"/>
      <text:p text:style-name="P6">&lt;?xml version="1.0"?&gt;</text:p>
      <text:p text:style-name="P6">&lt;methodResponse&gt;</text:p>
      <text:p text:style-name="P6">&lt;fault&gt;</text:p>
      <text:p text:style-name="P7">&lt;value&gt;</text:p>
      <text:p text:style-name="P8">&lt;struct&gt;</text:p>
      <text:p text:style-name="P9">&lt;member&gt;</text:p>
      <text:p text:style-name="P11">&lt;name&gt;faultCode&lt;/name&gt;</text:p>
      <text:p text:style-name="P11">&lt;value&gt;&lt;int&gt;<text:span text:style-name="T2">ID de fallo</text:span>&lt;/int&gt;&lt;/value&gt;</text:p>
      <text:p text:style-name="P9">&lt;/member&gt;</text:p>
      <text:p text:style-name="P9">&lt;member&gt;</text:p>
      <text:p text:style-name="P11">&lt;name&gt;faultString&lt;/name&gt;</text:p>
      <text:p text:style-name="P10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9">&lt;/member&gt;</text:p>
      <text:p text:style-name="P8">&lt;/struct&gt;</text:p>
      <text:p text:style-name="P7">&lt;/value&gt;</text:p>
      <text:p text:style-name="P6">&lt;/fault&gt;</text:p>
      <text:p text:style-name="P3">&lt;/methodResponse&gt;</text:p>
      <text:p text:style-name="Text_20_body">Puesto que el descriptor de fallo puede tener cualquier tipo de carácter se hacen las substituciones necesarias en el descriptor de fallo para mantener el formato XML-RPC, esto es cambiar &amp; por &amp;amp y &lt; por &amp;lt.</text:p>
      <text:h text:style-name="Heading_20_1" text:outline-level="1">Estados de JiL:</text:h>
      <text:p text:style-name="Text_20_body"/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8T16:11:01.88</dc:date>
    <dc:creator>Dictino Chaos</dc:creator>
    <meta:editing-duration>PT11H8M59S</meta:editing-duration>
    <meta:editing-cycles>20</meta:editing-cycles>
    <meta:generator>OpenOffice.org/3.3$Win32 OpenOffice.org_project/330m20$Build-9567</meta:generator>
    <meta:document-statistic meta:table-count="0" meta:image-count="0" meta:object-count="0" meta:page-count="6" meta:paragraph-count="167" meta:word-count="1057" meta:character-count="7289"/>
  </office:meta>
</office:document-meta>
</file>